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E0000008A68A662573A16E381.png" manifest:media-type="image/png"/>
  <manifest:file-entry manifest:full-path="Pictures/100000000000040C0000008D8F34CA5260974E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2f2" officeooo:paragraph-rsid="001df2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mpany wise sale of Television:</text:p>
      <text:p text:style-name="P1"/>
      <text:p text:style-name="P1"><draw:frame draw:style-name="fr1" draw:name="Image1" text:anchor-type="paragraph" svg:width="21.001cm" svg:height="2.856cm" draw:z-index="0"><draw:image xlink:href="Pictures/100000000000040C0000008D8F34CA5260974E00.png" xlink:type="simple" xlink:show="embed" xlink:actuate="onLoad"/></draw:frame></text:p>
      <text:p text:style-name="P1">Company and State wise sale of Television</text:p>
      <text:p text:style-name="P1"><draw:frame draw:style-name="fr2" draw:name="Image2" text:anchor-type="paragraph" svg:x="-2cm" svg:y="0.661cm" svg:width="21.001cm" svg:height="2.667cm" draw:z-index="1"><draw:image xlink:href="Pictures/100000000000043E0000008A68A662573A16E38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08:55:45.838587195</meta:creation-date>
    <dc:date>2017-08-03T09:00:17.248251743</dc:date>
    <meta:editing-duration>PT4M3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2" meta:word-count="12" meta:character-count="73" meta:non-whitespace-character-count="63"/>
  </office:meta>
</office:document-meta>
</file>